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205ba" officeooo:paragraph-rsid="001205ba"/>
    </style:style>
    <style:style style:name="P2" style:family="paragraph" style:parent-style-name="Text_20_body">
      <style:text-properties officeooo:rsid="001286ae" officeooo:paragraph-rsid="001286ae"/>
    </style:style>
    <style:style style:name="P3" style:family="paragraph" style:parent-style-name="Text_20_body">
      <style:text-properties officeooo:rsid="00159c1d" officeooo:paragraph-rsid="00159c1d"/>
    </style:style>
    <style:style style:name="P4" style:family="paragraph" style:parent-style-name="Text_20_body">
      <style:text-properties style:text-underline-style="solid" style:text-underline-width="auto" style:text-underline-color="font-color" officeooo:rsid="001888bd" officeooo:paragraph-rsid="001888bd"/>
    </style:style>
    <style:style style:name="P5" style:family="paragraph" style:parent-style-name="Text_20_body">
      <style:text-properties style:text-underline-style="solid" style:text-underline-width="auto" style:text-underline-color="font-color" officeooo:rsid="001ef39f" officeooo:paragraph-rsid="001ef39f"/>
    </style:style>
    <style:style style:name="P6" style:family="paragraph" style:parent-style-name="Text_20_body">
      <style:text-properties style:text-underline-style="solid" style:text-underline-width="auto" style:text-underline-color="font-color" officeooo:rsid="0025eb0c" officeooo:paragraph-rsid="0025eb0c"/>
    </style:style>
    <style:style style:name="P7" style:family="paragraph" style:parent-style-name="Text_20_body">
      <style:text-properties style:text-underline-style="none" officeooo:rsid="00196b92" officeooo:paragraph-rsid="00196b92"/>
    </style:style>
    <style:style style:name="P8" style:family="paragraph" style:parent-style-name="Text_20_body">
      <style:text-properties style:text-underline-style="none" officeooo:rsid="001ef39f" officeooo:paragraph-rsid="001ef39f"/>
    </style:style>
    <style:style style:name="P9" style:family="paragraph" style:parent-style-name="Text_20_body">
      <style:text-properties style:text-underline-style="none" officeooo:rsid="0025eb0c" officeooo:paragraph-rsid="0025eb0c"/>
    </style:style>
    <style:style style:name="P10" style:family="paragraph" style:parent-style-name="Text_20_body">
      <style:text-properties style:text-underline-style="none" officeooo:rsid="0028d073" officeooo:paragraph-rsid="0028d073"/>
    </style:style>
    <style:style style:name="P11" style:family="paragraph" style:parent-style-name="Text_20_body">
      <style:text-properties officeooo:paragraph-rsid="001a53bd"/>
    </style:style>
    <style:style style:name="P12" style:family="paragraph" style:parent-style-name="Text_20_body">
      <style:text-properties fo:font-style="italic" style:text-underline-style="none" officeooo:rsid="002aa3bc" officeooo:paragraph-rsid="002aa3bc" style:font-style-asian="italic" style:font-style-complex="italic"/>
    </style:style>
    <style:style style:name="P13" style:family="paragraph" style:parent-style-name="Text_20_body">
      <style:text-properties fo:font-style="italic" style:text-underline-style="none" officeooo:rsid="0036f990" officeooo:paragraph-rsid="0036f990" style:font-style-asian="italic" style:font-style-complex="italic"/>
    </style:style>
    <style:style style:name="P14" style:family="paragraph" style:parent-style-name="Text_20_body">
      <style:text-properties fo:font-style="italic" style:text-underline-style="none" officeooo:rsid="0037ed2d" officeooo:paragraph-rsid="0037ed2d" style:font-style-asian="italic" style:font-style-complex="italic"/>
    </style:style>
    <style:style style:name="P15" style:family="paragraph" style:parent-style-name="Text_20_body">
      <style:text-properties fo:font-style="italic" style:text-underline-style="none" officeooo:rsid="003b4eea" officeooo:paragraph-rsid="003b4eea" style:font-style-asian="italic" style:font-style-complex="italic"/>
    </style:style>
    <style:style style:name="P16" style:family="paragraph" style:parent-style-name="Text_20_body">
      <style:text-properties fo:font-style="italic" style:text-underline-style="none" officeooo:rsid="003f7d72" officeooo:paragraph-rsid="003f7d72" style:font-style-asian="italic" style:font-style-complex="italic"/>
    </style:style>
    <style:style style:name="P17" style:family="paragraph" style:parent-style-name="Text_20_body">
      <style:text-properties fo:font-style="italic" style:text-underline-style="none" officeooo:rsid="0040a3e5" officeooo:paragraph-rsid="0040a3e5" style:font-style-asian="italic" style:font-style-complex="italic"/>
    </style:style>
    <style:style style:name="P18" style:family="paragraph" style:parent-style-name="Text_20_body">
      <style:text-properties fo:font-style="italic" style:text-underline-style="none" fo:font-weight="bold" officeooo:rsid="004135d1" officeooo:paragraph-rsid="004135d1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style="italic" style:text-underline-style="none" fo:font-weight="bold" officeooo:rsid="0047dbc4" officeooo:paragraph-rsid="0047dbc4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fo:font-style="italic" style:text-underline-style="none" fo:font-weight="bold" officeooo:rsid="004bc2d4" officeooo:paragraph-rsid="004bc2d4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style="italic" style:text-underline-style="none" fo:font-weight="bold" officeooo:rsid="004d961c" officeooo:paragraph-rsid="004d961c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style="italic" style:text-underline-style="none" fo:font-weight="bold" officeooo:rsid="005021c3" officeooo:paragraph-rsid="005021c3" style:font-style-asian="italic" style:font-weight-asian="bold" style:font-style-complex="italic" style:font-weight-complex="bold"/>
    </style:style>
    <style:style style:name="P23" style:family="paragraph" style:parent-style-name="Title">
      <style:text-properties style:font-name="Liberation Sans" fo:font-size="28pt" fo:font-weight="bold" officeooo:rsid="001205ba" officeooo:paragraph-rsid="001205ba" style:font-name-asian="Noto Sans CJK SC" style:font-size-asian="28pt" style:font-weight-asian="bold" style:font-name-complex="Lohit Devanagari" style:font-size-complex="28pt" style:font-weight-complex="bold"/>
    </style:style>
    <style:style style:name="P24" style:family="paragraph" style:parent-style-name="Text_20_body">
      <style:text-properties fo:font-style="normal" style:text-underline-style="none" officeooo:rsid="0020380e" officeooo:paragraph-rsid="0020380e" style:font-style-asian="normal" style:font-style-complex="normal"/>
    </style:style>
    <style:style style:name="P25" style:family="paragraph" style:parent-style-name="Text_20_body" style:list-style-name="L1">
      <style:text-properties fo:font-style="normal" style:text-underline-style="none" officeooo:rsid="0020380e" officeooo:paragraph-rsid="0020380e" style:font-style-asian="normal" style:font-style-complex="normal"/>
    </style:style>
    <style:style style:name="P26" style:family="paragraph" style:parent-style-name="Text_20_body">
      <style:text-properties fo:font-style="normal" style:text-underline-style="none" officeooo:rsid="002cd94d" officeooo:paragraph-rsid="002cd94d" style:font-style-asian="normal" style:font-style-complex="normal"/>
    </style:style>
    <style:style style:name="P27" style:family="paragraph" style:parent-style-name="Text_20_body">
      <style:text-properties fo:font-style="normal" style:text-underline-style="none" officeooo:rsid="002e259f" officeooo:paragraph-rsid="002e259f" style:font-style-asian="normal" style:font-style-complex="normal"/>
    </style:style>
    <style:style style:name="P28" style:family="paragraph" style:parent-style-name="Text_20_body" style:list-style-name="L2">
      <style:text-properties fo:font-style="normal" style:text-underline-style="none" officeooo:rsid="002e259f" officeooo:paragraph-rsid="002e259f" style:font-style-asian="normal" style:font-style-complex="normal"/>
    </style:style>
    <style:style style:name="P29" style:family="paragraph" style:parent-style-name="Text_20_body" style:list-style-name="L2">
      <style:text-properties fo:font-style="normal" style:text-underline-style="none" officeooo:rsid="002f4da1" officeooo:paragraph-rsid="002f4da1" style:font-style-asian="normal" style:font-style-complex="normal"/>
    </style:style>
    <style:style style:name="P30" style:family="paragraph" style:parent-style-name="Text_20_body" style:list-style-name="L2">
      <style:text-properties fo:font-style="normal" style:text-underline-style="none" officeooo:rsid="0030f81a" officeooo:paragraph-rsid="0030f81a" style:font-style-asian="normal" style:font-style-complex="normal"/>
    </style:style>
    <style:style style:name="P31" style:family="paragraph" style:parent-style-name="Text_20_body">
      <style:text-properties fo:font-style="normal" style:text-underline-style="solid" style:text-underline-width="auto" style:text-underline-color="font-color" officeooo:rsid="00196b92" officeooo:paragraph-rsid="00196b92" style:font-style-asian="normal" style:font-style-complex="normal"/>
    </style:style>
    <style:style style:name="P32" style:family="paragraph" style:parent-style-name="Text_20_body">
      <style:text-properties fo:font-style="normal" style:text-underline-style="solid" style:text-underline-width="auto" style:text-underline-color="font-color" officeooo:rsid="0025eb0c" officeooo:paragraph-rsid="0025eb0c" style:font-style-asian="normal" style:font-style-complex="normal"/>
    </style:style>
    <style:style style:name="P33" style:family="paragraph" style:parent-style-name="Text_20_body" style:list-style-name="L1">
      <style:text-properties style:text-underline-style="none" officeooo:rsid="002090b9" officeooo:paragraph-rsid="002090b9"/>
    </style:style>
    <style:style style:name="P34" style:family="paragraph" style:parent-style-name="Text_20_body" style:list-style-name="L1">
      <style:text-properties style:text-underline-style="none" officeooo:rsid="0023ea0e" officeooo:paragraph-rsid="0023ea0e"/>
    </style:style>
    <style:style style:name="P35" style:family="paragraph" style:parent-style-name="Text_20_body" style:list-style-name="L2">
      <style:text-properties fo:font-style="italic" style:text-underline-style="none" officeooo:rsid="00363d34" officeooo:paragraph-rsid="00363d34" style:font-style-asian="italic" style:font-style-complex="italic"/>
    </style:style>
    <style:style style:name="P36" style:family="paragraph" style:parent-style-name="Text_20_body" style:list-style-name="L3">
      <style:text-properties fo:font-style="italic" style:text-underline-style="none" fo:font-weight="bold" officeooo:rsid="0042e457" officeooo:paragraph-rsid="0042e457" style:font-style-asian="italic" style:font-weight-asian="bold" style:font-style-complex="italic" style:font-weight-complex="bold"/>
    </style:style>
    <style:style style:name="P37" style:family="paragraph" style:parent-style-name="Text_20_body" style:list-style-name="L3">
      <style:text-properties fo:font-style="italic" style:text-underline-style="none" fo:font-weight="bold" officeooo:rsid="0045edc3" officeooo:paragraph-rsid="0045edc3" style:font-style-asian="italic" style:font-weight-asian="bold" style:font-style-complex="italic" style:font-weight-complex="bold"/>
    </style:style>
    <style:style style:name="P38" style:family="paragraph" style:parent-style-name="Text_20_body" style:list-style-name="L4">
      <style:paragraph-properties fo:text-align="start" style:justify-single-word="false"/>
      <style:text-properties fo:font-style="italic" style:text-underline-style="none" fo:font-weight="normal" officeooo:rsid="00513d90" officeooo:paragraph-rsid="00513d90" style:font-style-asian="italic" style:font-weight-asian="normal" style:font-style-complex="italic" style:font-weight-complex="normal"/>
    </style:style>
    <style:style style:name="P39" style:family="paragraph" style:parent-style-name="Text_20_body" style:list-style-name="L5">
      <style:paragraph-properties fo:text-align="start" style:justify-single-word="false"/>
      <style:text-properties fo:font-style="italic" style:text-underline-style="none" fo:font-weight="normal" officeooo:rsid="0057b83e" officeooo:paragraph-rsid="0057b83e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officeooo:rsid="002cd94d" officeooo:paragraph-rsid="002cd94d" style:font-style-asian="italic" style:font-style-complex="italic"/>
    </style:style>
    <style:style style:name="P41" style:family="paragraph" style:parent-style-name="Text_20_body" style:list-style-name="L3">
      <style:text-properties style:text-position="0% 100%" fo:font-style="normal" style:text-underline-style="none" fo:font-weight="normal" officeooo:rsid="004135d1" officeooo:paragraph-rsid="004135d1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text-position="0% 100%" fo:font-style="normal" style:text-underline-style="none" fo:font-weight="normal" officeooo:rsid="005021c3" officeooo:paragraph-rsid="005021c3" style:font-style-asian="normal" style:font-weight-asian="normal" style:font-style-complex="normal" style:font-weight-complex="normal"/>
    </style:style>
    <style:style style:name="P43" style:family="paragraph" style:parent-style-name="Text_20_body" style:list-style-name="L4">
      <style:paragraph-properties fo:text-align="start" style:justify-single-word="false"/>
      <style:text-properties style:text-position="0% 100%" fo:font-style="normal" style:text-underline-style="none" fo:font-weight="normal" officeooo:rsid="00513d90" officeooo:paragraph-rsid="00513d90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text-position="0% 100%" fo:font-style="normal" style:text-underline-style="none" fo:font-weight="normal" officeooo:rsid="0052d385" officeooo:paragraph-rsid="0052d385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text-position="0% 100%" fo:font-style="normal" style:text-underline-style="none" fo:font-weight="normal" officeooo:rsid="00534b1f" officeooo:paragraph-rsid="00534b1f" style:font-style-asian="normal" style:font-weight-asian="normal" style:font-style-complex="normal" style:font-weight-complex="normal"/>
    </style:style>
    <style:style style:name="P46" style:family="paragraph" style:parent-style-name="Text_20_body" style:list-style-name="L5">
      <style:paragraph-properties fo:text-align="start" style:justify-single-word="false"/>
      <style:text-properties style:text-position="0% 100%" fo:font-style="normal" style:text-underline-style="none" fo:font-weight="normal" officeooo:rsid="00544725" officeooo:paragraph-rsid="00544725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text-position="0% 100%" fo:font-style="normal" style:text-underline-style="none" fo:font-weight="normal" officeooo:rsid="00544725" officeooo:paragraph-rsid="00544725" style:font-style-asian="normal" style:font-weight-asian="normal" style:font-style-complex="normal" style:font-weight-complex="normal"/>
    </style:style>
    <style:style style:name="P48" style:family="paragraph" style:parent-style-name="Text_20_body" style:list-style-name="L5">
      <style:paragraph-properties fo:text-align="start" style:justify-single-word="false"/>
      <style:text-properties style:text-position="0% 100%" fo:font-style="normal" style:text-underline-style="none" fo:font-weight="normal" officeooo:rsid="00558ab0" officeooo:paragraph-rsid="00558ab0" style:font-style-asian="normal" style:font-weight-asian="normal" style:font-style-complex="normal" style:font-weight-complex="normal"/>
    </style:style>
    <style:style style:name="P49" style:family="paragraph" style:parent-style-name="Text_20_body" style:list-style-name="L5">
      <style:paragraph-properties fo:text-align="start" style:justify-single-word="false"/>
      <style:text-properties style:text-position="0% 100%" fo:font-style="normal" style:text-underline-style="none" fo:font-weight="normal" officeooo:rsid="00574a3f" officeooo:paragraph-rsid="00574a3f" style:font-style-asian="normal" style:font-weight-asian="normal" style:font-style-complex="normal" style:font-weight-complex="normal"/>
    </style:style>
    <style:style style:name="P50" style:family="paragraph" style:parent-style-name="Text_20_body" style:list-style-name="L5">
      <style:paragraph-properties fo:text-align="start" style:justify-single-word="false"/>
      <style:text-properties style:text-position="0% 100%" fo:font-style="normal" style:text-underline-style="none" fo:font-weight="normal" officeooo:rsid="0057b83e" officeooo:paragraph-rsid="0057b83e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text-position="0% 100%" fo:font-style="normal" style:text-underline-style="none" fo:font-weight="normal" officeooo:rsid="005803a6" officeooo:paragraph-rsid="005803a6" style:font-style-asian="normal" style:font-weight-asian="normal" style:font-style-complex="normal" style:font-weight-complex="normal"/>
    </style:style>
    <style:style style:name="P52" style:family="paragraph" style:parent-style-name="Text_20_body" style:list-style-name="L6">
      <style:paragraph-properties fo:text-align="start" style:justify-single-word="false"/>
      <style:text-properties style:text-position="0% 100%" fo:font-style="normal" style:text-underline-style="none" fo:font-weight="normal" officeooo:rsid="005803a6" officeooo:paragraph-rsid="005803a6" style:font-style-asian="normal" style:font-weight-asian="normal" style:font-style-complex="normal" style:font-weight-complex="normal"/>
    </style:style>
    <style:style style:name="P53" style:family="paragraph" style:parent-style-name="Text_20_body" style:list-style-name="L7">
      <style:paragraph-properties fo:text-align="start" style:justify-single-word="false"/>
      <style:text-properties style:text-position="0% 100%" fo:font-style="normal" style:text-underline-style="none" fo:font-weight="normal" officeooo:rsid="005803a6" officeooo:paragraph-rsid="00585115" style:font-style-asian="normal" style:font-weight-asian="normal" style:font-style-complex="normal" style:font-weight-complex="normal"/>
    </style:style>
    <style:style style:name="P54" style:family="paragraph" style:parent-style-name="Text_20_body" style:list-style-name="L7">
      <style:paragraph-properties fo:text-align="start" style:justify-single-word="false"/>
      <style:text-properties style:text-position="0% 100%" fo:font-style="normal" style:text-underline-style="none" fo:font-weight="normal" officeooo:rsid="005b9d99" officeooo:paragraph-rsid="005b9d99" style:font-style-asian="normal" style:font-weight-asian="normal" style:font-style-complex="normal" style:font-weight-complex="normal"/>
    </style:style>
    <style:style style:name="P55" style:family="paragraph" style:parent-style-name="Text_20_body" style:list-style-name="L7">
      <style:paragraph-properties fo:text-align="start" style:justify-single-word="false"/>
      <style:text-properties style:text-position="0% 100%" fo:font-style="normal" style:text-underline-style="none" fo:font-weight="normal" officeooo:rsid="005ce9b3" officeooo:paragraph-rsid="005ce9b3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text-position="0% 100%" fo:font-style="normal" style:text-underline-style="none" fo:font-weight="normal" officeooo:rsid="00585115" officeooo:paragraph-rsid="005803a6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5803a6" officeooo:paragraph-rsid="005803a6" style:font-style-asian="normal" style:font-weight-asian="normal" style:font-style-complex="normal" style:font-weight-complex="normal"/>
    </style:style>
    <style:style style:name="P58" style:family="paragraph" style:parent-style-name="Text_20_body" style:list-style-name="L7">
      <style:paragraph-properties fo:text-align="start" style:justify-single-word="false"/>
      <style:text-properties officeooo:rsid="00585115" officeooo:paragraph-rsid="00585115"/>
    </style:style>
    <style:style style:name="P59" style:family="paragraph" style:parent-style-name="Text_20_body" style:list-style-name="L7">
      <style:paragraph-properties fo:text-align="start" style:justify-single-word="false"/>
      <style:text-properties officeooo:rsid="005b9d99" officeooo:paragraph-rsid="005b9d9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977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2b42" style:font-style-asian="normal" style:font-style-complex="normal"/>
    </style:style>
    <style:style style:name="T6" style:family="text">
      <style:text-properties fo:font-style="normal" officeooo:rsid="0015116c" style:font-style-asian="normal" style:font-style-complex="normal"/>
    </style:style>
    <style:style style:name="T7" style:family="text">
      <style:text-properties fo:font-style="normal" officeooo:rsid="00176d15" style:font-style-asian="normal" style:font-style-complex="normal"/>
    </style:style>
    <style:style style:name="T8" style:family="text">
      <style:text-properties fo:font-style="normal" officeooo:rsid="0019e1b6" style:font-style-asian="normal" style:font-style-complex="normal"/>
    </style:style>
    <style:style style:name="T9" style:family="text">
      <style:text-properties fo:font-style="normal" officeooo:rsid="001d0f4d" style:font-style-asian="normal" style:font-style-complex="normal"/>
    </style:style>
    <style:style style:name="T10" style:family="text">
      <style:text-properties fo:font-style="normal" officeooo:rsid="0020380e" style:font-style-asian="normal" style:font-style-complex="normal"/>
    </style:style>
    <style:style style:name="T11" style:family="text">
      <style:text-properties fo:font-style="normal" officeooo:rsid="00223c94" style:font-style-asian="normal" style:font-style-complex="normal"/>
    </style:style>
    <style:style style:name="T12" style:family="text">
      <style:text-properties fo:font-style="normal" officeooo:rsid="0024bb4c" style:font-style-asian="normal" style:font-style-complex="normal"/>
    </style:style>
    <style:style style:name="T13" style:family="text">
      <style:text-properties fo:font-style="normal" officeooo:rsid="0027977e" style:font-style-asian="normal" style:font-style-complex="normal"/>
    </style:style>
    <style:style style:name="T14" style:family="text">
      <style:text-properties fo:font-style="normal" officeooo:rsid="0029da66" style:font-style-asian="normal" style:font-style-complex="normal"/>
    </style:style>
    <style:style style:name="T15" style:family="text">
      <style:text-properties fo:font-style="normal" officeooo:rsid="002ad951" style:font-style-asian="normal" style:font-style-complex="normal"/>
    </style:style>
    <style:style style:name="T16" style:family="text">
      <style:text-properties fo:font-style="normal" officeooo:rsid="0036b872" style:font-style-asian="normal" style:font-style-complex="normal"/>
    </style:style>
    <style:style style:name="T17" style:family="text">
      <style:text-properties fo:font-style="normal" style:text-underline-style="none" officeooo:rsid="0019e1b6" style:font-style-asian="normal" style:font-style-complex="normal"/>
    </style:style>
    <style:style style:name="T18" style:family="text">
      <style:text-properties fo:font-style="normal" style:text-underline-style="none" officeooo:rsid="001a53bd" style:font-style-asian="normal" style:font-style-complex="normal"/>
    </style:style>
    <style:style style:name="T19" style:family="text">
      <style:text-properties fo:font-style="normal" style:text-underline-style="none" officeooo:rsid="001bfbaa" style:font-style-asian="normal" style:font-style-complex="normal"/>
    </style:style>
    <style:style style:name="T20" style:family="text">
      <style:text-properties fo:font-style="normal" style:text-underline-style="none" officeooo:rsid="001d0f4d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officeooo:rsid="00142b42" style:font-style-asian="normal" style:font-style-complex="normal"/>
    </style:style>
    <style:style style:name="T23" style:family="text">
      <style:text-properties officeooo:rsid="003845e2"/>
    </style:style>
    <style:style style:name="T24" style:family="text">
      <style:text-properties style:text-position="super 58%" officeooo:rsid="003845e2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03845e2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fo:font-style="normal" officeooo:rsid="0039448c" style:font-style-asian="normal" style:font-style-complex="normal"/>
    </style:style>
    <style:style style:name="T29" style:family="text">
      <style:text-properties style:text-position="0% 100%" fo:font-style="normal" officeooo:rsid="003a29d2" style:font-style-asian="normal" style:font-style-complex="normal"/>
    </style:style>
    <style:style style:name="T30" style:family="text">
      <style:text-properties style:text-position="0% 100%" fo:font-style="normal" officeooo:rsid="003dd418" style:font-style-asian="normal" style:font-style-complex="normal"/>
    </style:style>
    <style:style style:name="T31" style:family="text">
      <style:text-properties style:text-position="0% 100%" fo:font-style="normal" officeooo:rsid="0040c401" style:font-style-asian="normal" style:font-style-complex="normal"/>
    </style:style>
    <style:style style:name="T32" style:family="text">
      <style:text-properties style:text-position="0% 100%" fo:font-style="normal" officeooo:rsid="004e98bc" style:font-style-asian="normal" style:font-style-complex="normal"/>
    </style:style>
    <style:style style:name="T3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4450ac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4973f1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4a31a5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4e98bc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style:text-underline-style="none" fo:font-weight="normal" officeooo:rsid="005803a6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style:text-underline-style="none" fo:font-weight="normal" officeooo:rsid="005a018e" style:font-style-asian="normal" style:font-weight-asian="normal" style:font-style-complex="normal" style:font-weight-complex="normal"/>
    </style:style>
    <style:style style:name="T41" style:family="text">
      <style:text-properties style:text-position="0% 100%" fo:font-weight="normal" style:font-weight-asian="normal" style:font-weight-complex="normal"/>
    </style:style>
    <style:style style:name="T42" style:family="text">
      <style:text-properties style:text-position="0% 100%" fo:font-weight="normal" officeooo:rsid="004450ac" style:font-weight-asian="normal" style:font-weight-complex="normal"/>
    </style:style>
    <style:style style:name="T43" style:family="text">
      <style:text-properties officeooo:rsid="0066ed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Virtualization</text:p>
      <text:p text:style-name="P1">Scheduling: Proportional Share</text:p>
      <text:p text:style-name="P2">In addition to the MLFQ, we have the <text:span text:style-name="T3">proportional share scheduler</text:span><text:span text:style-name="T4"> (sometimes called </text:span><text:span text:style-name="T21">fair-share scheduler</text:span><text:span text:style-name="T4">). </text:span><text:span text:style-name="T5">The proportional-share scheduler is based on the concept of guaranteeing that </text:span><text:span text:style-name="T22">each</text:span><text:span text:style-name="T5"> job obtain a </text:span><text:span text:style-name="T22">certain percentage</text:span><text:span text:style-name="T5"> of the CPU </text:span><text:span text:style-name="T6">instead of optimizing after turnaround time and response time. </text:span></text:p>
      <text:p text:style-name="P3"><text:span text:style-name="T6">A</text:span><text:span text:style-name="T4">n example of a proportional-share scheduler is </text:span><text:span text:style-name="T3">lottery scheduling</text:span><text:span text:style-name="T4">. </text:span><text:span text:style-name="T7">The idea is to hold a lottery to determine which process to run next. Processes should run more often should be given more chances to win the lottery. </text:span></text:p>
      <text:p text:style-name="P4"><text:span text:style-name="T7">P</text:span><text:span text:style-name="T4">roblem: How can we share the CPU proportional? What mechanisms are there for doing so? </text:span></text:p>
      <text:p text:style-name="P31">9.1 Basic Concept: Tickets Represents our Share</text:p>
      <text:p text:style-name="P7"><text:span text:style-name="T4">Tickets are used to represents the <text:s/>share of a resource that a process should receive. </text:span><text:span text:style-name="T8">Is process A has 75 and B has 20, we would like A to receive 75 % of the CPU and B the remaining 25 %. </text:span></text:p>
      <text:p text:style-name="P11"><text:span text:style-name="T17">A </text:span><text:span text:style-name="T18">lottery is held every now and then, e.g. every time slice and is straight forward; The scheduler must know the total amount of tickets, then the scheduler picks a winner </text:span><text:span text:style-name="T19">(number 0 – </text:span><text:span text:style-name="T20">total amoount</text:span><text:span text:style-name="T19">). </text:span><text:span text:style-name="T20">We will have a scheduler based on probability, thus the longer 2 jobs complete the more likely they are to achieve the desired percentages. </text:span></text:p>
      <text:p text:style-name="P5"><text:span text:style-name="T9">T</text:span><text:span text:style-name="T4">ip: Use Randomness</text:span></text:p>
      <text:p text:style-name="P8"><text:span text:style-name="T4">Randomness is often a robust and simple way to go when we have to make a decision which cannot be based on any facts.</text:span><text:span text:style-name="T10"> </text:span></text:p>
      <text:p text:style-name="P24">There are 3 advantages for using a random approach compare to traditional decisions: </text:p>
      <text:list xml:id="list3537970662" text:style-name="L1">
        <text:list-item>
          <text:p text:style-name="P25">Random often avoid strange corner cases that a traditional algorithm may have problems handling. E.g. bad worst case scenarios avoided. </text:p>
        </text:list-item>
        <text:list-item>
          <text:p text:style-name="P33"><text:span text:style-name="T4">Random is also leightweight, requiring a little stack to trace alternative etc. </text:span><text:span text:style-name="T11">In a traditional fair-share scheduling algorithm, tracking CPU utility for a process requires per-process accounting and updatings after running each process. </text:span></text:p>
        </text:list-item>
        <text:list-item>
          <text:p text:style-name="P34"><text:span text:style-name="T11">R</text:span><text:span text:style-name="T4">andom can be quite fast. As long as the random generation is fast, the decision making is too. Thus, it can be used in numerous places where speed is required. </text:span><text:span text:style-name="T12">Of course, the faster the need, the more random tends towards pseuodo-random. </text:span></text:p>
        </text:list-item>
      </text:list>
      <text:p text:style-name="P6"><text:span text:style-name="T12">T</text:span><text:span text:style-name="T4">ip: Use Tickets To Represent Shares</text:span></text:p>
      <text:p text:style-name="P9"><text:span text:style-name="T4">A basic and poserful mechanisms in the design of lottery and stride scheduling is that of the </text:span><text:span text:style-name="T1">ticket</text:span><text:span text:style-name="T4">.</text:span><text:span text:style-name="T1"> </text:span></text:p>
      <text:p text:style-name="P32">9.2 Ticket Mechanisms</text:p>
      <text:p text:style-name="P9"><text:span text:style-name="T4">To manipulate tickets in useful ways, </text:span><text:span text:style-name="T13">for example the concept of </text:span><text:span text:style-name="T2">ticket currency</text:span><text:span text:style-name="T13">. A user can set currency for a set of processes and the scheduler will convert these to a global currency.</text:span></text:p>
      <text:p text:style-name="P10"><text:soft-page-break/><text:span text:style-name="T13">A</text:span><text:span text:style-name="T4">nother useful mechanism is </text:span><text:span text:style-name="T1">ticket transfer </text:span><text:span text:style-name="T4">making it possible for a process to temporarily hand off its tickets to another process. This is e.g. useful in a client-server setting where the client can send a message to the server and pass its tickets to the server to try to maximize the performance on the server awaitig the request </text:span><text:span text:style-name="T14">(when done, at response the server will transfer back the tickets). </text:span></text:p>
      <text:p text:style-name="P12">Ticket inflation<text:span text:style-name="T4"> is another useful process making it possible for a process to temporarily raise or lower the the number of tickets is owns. </text:span><text:span text:style-name="T15">This must be used in an envirnment where processes trust each other and a process knows it need more CPU it can boost. </text:span></text:p>
      <text:p text:style-name="P40"><text:span text:style-name="T15">9.</text:span><text:span text:style-name="T4">3 Implementation</text:span></text:p>
      <text:p text:style-name="P26">Another advantage of the lottery scheduling is the simplicity of its impementation. </text:p>
      <text:p text:style-name="P27">What you need to implement such are: </text:p>
      <text:list xml:id="list1493923228" text:style-name="L2">
        <text:list-item>
          <text:p text:style-name="P28">A good random number generator (RNG)</text:p>
        </text:list-item>
        <text:list-item>
          <text:p text:style-name="P29">A data structure to track the processes of a system</text:p>
        </text:list-item>
        <text:list-item>
          <text:p text:style-name="P30">Tracking the total number of systems</text:p>
        </text:list-item>
        <text:list-item>
          <text:p text:style-name="P35"><text:span text:style-name="T4">We iterate and search after the ticket interva</text:span><text:span text:style-name="T16">l</text:span></text:p>
        </text:list-item>
      </text:list>
      <text:p text:style-name="P13"><text:span text:style-name="T16">9.</text:span><text:span text:style-name="T4">4 An Example</text:span></text:p>
      <text:p text:style-name="P14"><text:span text:style-name="T4">To quantify the difference in fairness of in randomness scheduling,we introduce the simple </text:span>unfairness metric, <text:span text:style-name="T23">U. U = 1</text:span><text:span text:style-name="T24">st</text:span><text:span text:style-name="T26"> Job / 2th Job. </text:span><text:span text:style-name="T28">A good measurement is thus close to 1. </text:span><text:span text:style-name="T29">The unfairness is larger when the job length is shorter and vice verse. </text:span></text:p>
      <text:p text:style-name="P15"><text:span text:style-name="T29">9.</text:span><text:span text:style-name="T27">5 How To Assign Tickets?</text:span></text:p>
      <text:p text:style-name="P16"><text:span text:style-name="T30">9.</text:span><text:span text:style-name="T27">6 Why Not Deterministic?</text:span></text:p>
      <text:p text:style-name="P17"><text:span text:style-name="T27">Because of the inconsistency of the random ticket scheduler over short time scales, Waldspurger invented </text:span><text:span text:style-name="T25">stride scheduling</text:span><text:span text:style-name="T27">, </text:span><text:span text:style-name="T31">a deterministic fair-share scheduler. </text:span></text:p>
      <text:p text:style-name="P18"><text:span text:style-name="T31">S</text:span><text:span text:style-name="T27">tride scheduling </text:span><text:span text:style-name="T33">is straight forward. </text:span></text:p>
      <text:list xml:id="list1583235609" text:style-name="L3">
        <text:list-item>
          <text:p text:style-name="P41">Each job has a stride (Inverse to the number of tickets)</text:p>
        </text:list-item>
        <text:list-item>
          <text:p text:style-name="P36"><text:span text:style-name="T33">Every time a process runs we will increment a counter, </text:span><text:span text:style-name="T34">called </text:span><text:span text:style-name="T42">pass </text:span><text:span text:style-name="T34">with the </text:span><text:span text:style-name="T42">stride</text:span><text:span text:style-name="T34"> value. </text:span></text:p>
        </text:list-item>
        <text:list-item>
          <text:p text:style-name="P37"><text:span text:style-name="T34">S</text:span><text:span text:style-name="T33">chedule the process with the lowest </text:span><text:span text:style-name="T41">pass</text:span><text:span text:style-name="T33"> value. </text:span></text:p>
        </text:list-item>
      </text:list>
      <text:p text:style-name="P19"><text:span text:style-name="T33">Lottery scheduling achieves the probability proportions over time, stride scheduling achieves it at the end of each scheduling cycle. </text:span><text:span text:style-name="T35">Lottery scheduling has a Nice property over stride scheduling, no global state </text:span><text:span text:style-name="T36">which makes it easier to </text:span><text:span text:style-name="T35">incorporate new processes. </text:span></text:p>
      <text:p text:style-name="P20"><text:span text:style-name="T35">9.</text:span><text:span text:style-name="T33">7 The Linux Completely Fair Scheduler (CFS)</text:span></text:p>
      <text:p text:style-name="P21"><text:span text:style-name="T33">An alternative to the fair-share scheduling is the Linux approach, the Completely Fair Scheduler (CFS). </text:span><text:span text:style-name="T37">It implement a fair-scheduling, but does so in a highly efficient and scalable manner. </text:span></text:p>
      <text:p text:style-name="P22"><text:span text:style-name="T32">B</text:span><text:span text:style-name="T27">asic Operation</text:span></text:p>
      <text:p text:style-name="P42">CFS goals is to fairly divide a CPU evely among all competing processes. </text:p>
      <text:list xml:id="list3112749212" text:style-name="L4">
        <text:list-item>
          <text:p text:style-name="P38"><text:span text:style-name="T27">Does so with a simple counting-based technique <text:s/>known as </text:span><text:span text:style-name="T25">virtual runtime (vruntime)</text:span></text:p>
        </text:list-item>
        <text:list-item>
          <text:p text:style-name="P43"><text:soft-page-break/>When a schedulling decision occurs, CFS will pich the process with lowest vruntime. </text:p>
        </text:list-item>
      </text:list>
      <text:p text:style-name="P44">If CFS switch often we achieve maximal fairness but at the cost of performance and vice verse. </text:p>
      <text:p text:style-name="P45">This tensi<text:span text:style-name="T43">o</text:span>n is handled through various control parameters. </text:p>
      <text:list xml:id="list2436993900" text:style-name="L5">
        <text:list-item>
          <text:p text:style-name="P46">sched_latency</text:p>
          <text:list>
            <text:list-item>
              <text:p text:style-name="P46">How long a process should run before considering switch</text:p>
            </text:list-item>
          </text:list>
        </text:list-item>
        <text:list-item>
          <text:p text:style-name="P46">min_granularity</text:p>
          <text:list>
            <text:list-item>
              <text:p text:style-name="P46">To address context switching performance issue</text:p>
            </text:list-item>
            <text:list-item>
              <text:p text:style-name="P46">Specifies the minimum time slice</text:p>
            </text:list-item>
          </text:list>
        </text:list-item>
        <text:list-item>
          <text:p text:style-name="P48">Weighting (Niceness)</text:p>
          <text:list>
            <text:list-item>
              <text:p text:style-name="P48">Control over process priority, users and admins can give a process a higher share. </text:p>
            </text:list-item>
            <text:list-item>
              <text:p text:style-name="P49">Negative values means higher prio, positive values means lower prio. </text:p>
            </text:list-item>
            <text:list-item>
              <text:p text:style-name="P39"><text:span text:style-name="T27">Maps the nice value of a process to a </text:span><text:span text:style-name="T25">weight</text:span></text:p>
            </text:list-item>
          </text:list>
        </text:list-item>
        <text:list-item>
          <text:p text:style-name="P50">Red-Back Trees</text:p>
          <text:list>
            <text:list-item>
              <text:p text:style-name="P50">When the scheduler has to find the next job to run</text:p>
            </text:list-item>
            <text:list-item>
              <text:p text:style-name="P50">We need to find this job as quick as possible with potential of 1000’s of processes</text:p>
            </text:list-item>
            <text:list-item>
              <text:p text:style-name="P50">It is a balanced tree with logarithmic in time</text:p>
            </text:list-item>
          </text:list>
        </text:list-item>
        <text:list-item>
          <text:p text:style-name="P50">Dealing with I/O And Sleeping Processes</text:p>
          <text:list>
            <text:list-item>
              <text:p text:style-name="P50">CFS alteres the vruntime when a job wakes up to not starve other processes</text:p>
            </text:list-item>
            <text:list-item>
              <text:p text:style-name="P50">It sets the vruntime of the waking up process to the jobs with the minimum value found in the tree. </text:p>
            </text:list-item>
          </text:list>
        </text:list-item>
      </text:list>
      <text:p text:style-name="P47">CFS will approximate ideal sharing of the CPU. </text:p>
      <text:p text:style-name="P57">Tip: Use Efficient Data Structures When Appropriate</text:p>
      <text:p text:style-name="P51">To implement the right data structure, investigate following:</text:p>
      <text:list xml:id="list1143152053" text:style-name="L6">
        <text:list-item>
          <text:p text:style-name="P52">Accessing patterns</text:p>
        </text:list-item>
        <text:list-item>
          <text:p text:style-name="P52">Frequency of usage</text:p>
        </text:list-item>
      </text:list>
      <text:p text:style-name="P51">9.8 Summary</text:p>
      <text:list xml:id="list3026984801" text:style-name="L7">
        <text:list-item>
          <text:p text:style-name="P53">We have instroduced the concept of proportional-share scheduling including 3 approaches:</text:p>
          <text:list>
            <text:list-item>
              <text:p text:style-name="P53">Lottery scheduling</text:p>
            </text:list-item>
            <text:list-item>
              <text:p text:style-name="P53">Stride scheduling</text:p>
            </text:list-item>
            <text:list-item>
              <text:p text:style-name="P53">Completely fair scheduler</text:p>
            </text:list-item>
          </text:list>
        </text:list-item>
        <text:list-item>
          <text:p text:style-name="P58"><text:span text:style-name="T39">L</text:span><text:span text:style-name="T38">ottery uses randomness to achieve proportional-share, stride does so deterministically.</text:span></text:p>
        </text:list-item>
        <text:list-item>
          <text:p text:style-name="P58"><text:soft-page-break/><text:span text:style-name="T38">CFS is the only “real” scheduler. It is liked by a weighted round-robin with dynamic time slices built to scale and perform well under load. </text:span><text:span text:style-name="T40">It is the most widely used fair-share scheduler today. </text:span></text:p>
        </text:list-item>
        <text:list-item>
          <text:p text:style-name="P59"><text:span text:style-name="T40">P</text:span><text:span text:style-name="T38">roblems with proportional share schedulers are that I/O perofrming jobs may not het their fair share of the CPU and that they leaves the hard problems such as ticket and priority assignment. </text:span></text:p>
        </text:list-item>
        <text:list-item>
          <text:p text:style-name="P54">Proportional share schedulers are used to a great effect in viritualized data ceter (or cloud) where you want to assign ¼ of the CPU to a Windows VM and the rest to your base Linux installation. </text:p>
        </text:list-item>
        <text:list-item>
          <text:p text:style-name="P55">Proportional shared memory is used in VMWare’s ESX Server. </text:p>
        </text:list-item>
      </text:list>
      <text:p text:style-name="P56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46:41.250838019</meta:creation-date>
    <dc:date>2021-01-05T18:11:07.129291877</dc:date>
    <meta:editing-duration>PT2H38M13S</meta:editing-duration>
    <meta:editing-cycles>73</meta:editing-cycles>
    <meta:generator>LibreOffice/6.4.6.2$Linux_X86_64 LibreOffice_project/40$Build-2</meta:generator>
    <meta:document-statistic meta:table-count="0" meta:image-count="0" meta:object-count="0" meta:page-count="4" meta:paragraph-count="76" meta:word-count="1170" meta:character-count="6903" meta:non-whitespace-character-count="5811"/>
  </office:meta>
</office:document-meta>
</file>